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0.5in" style:page-number="1">
        <style:tab-stops/>
      </style:paragraph-properties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Standard" style:family="paragraph">
      <style:paragraph-properties fo:margin-left="0.5in">
        <style:tab-stops/>
      </style:paragraph-properties>
    </style:style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T7" style:parent-style-name="DefaultParagraphFont" style:family="text">
      <style:text-properties fo:font-weight="bold" style:font-weight-asian="bold"/>
    </style:style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T12" style:parent-style-name="DefaultParagraphFont" style:family="text">
      <style:text-properties fo:font-weight="bold" style:font-weight-asian="bold"/>
    </style:style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T21" style:parent-style-name="DefaultParagraphFont" style:family="text">
      <style:text-properties fo:font-weight="bold" style:font-weight-asian="bold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T25" style:parent-style-name="DefaultParagraphFont" style:family="text">
      <style:text-properties fo:font-weight="bold" style:font-weight-asian="bold"/>
    </style:style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T30" style:parent-style-name="DefaultParagraphFont" style:family="text">
      <style:text-properties fo:font-weight="bold" style:font-weight-asian="bold"/>
    </style:style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T39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Correct answers in<text:s/><text:span text:style-name="T2">bold</text:span></text:p>
      <text:p text:style-name="P3"/>
      <text:list text:style-name="WWNum1">
        <text:list-item text:start-value="1">
          <text:p text:style-name="P4">What university is frequently referenced in HP Lovecraft’s works?</text:p>
          <text:list text:continue-numbering="true">
            <text:list-item>
              <text:p text:style-name="P5">Brown University</text:p>
            </text:list-item>
            <text:list-item>
              <text:p text:style-name="P6"><text:span text:style-name="T7">Miskatonic University</text:span></text:p>
            </text:list-item>
            <text:list-item>
              <text:p text:style-name="P8">Al’Arab School of the Dead</text:p>
            </text:list-item>
            <text:list-item>
              <text:p text:style-name="P9">Harvard Institute of<text:s/>Paranormal Studies</text:p>
            </text:list-item>
          </text:list>
        </text:list-item>
        <text:list-item>
          <text:p text:style-name="P10">What is Cthulhu’s nickname?</text:p>
          <text:list text:continue-numbering="true">
            <text:list-item>
              <text:p text:style-name="P11"><text:span text:style-name="T12">The Great Dreamer</text:span></text:p>
            </text:list-item>
            <text:list-item>
              <text:p text:style-name="P13">The Great Eater</text:p>
            </text:list-item>
            <text:list-item>
              <text:p text:style-name="P14">He Who Shall Not Be Awoken</text:p>
            </text:list-item>
            <text:list-item>
              <text:p text:style-name="P15">The Beast of Redhook</text:p>
            </text:list-item>
          </text:list>
        </text:list-item>
        <text:list-item>
          <text:p text:style-name="P16">Where does Cthulhu sleep?</text:p>
          <text:list text:continue-numbering="true">
            <text:list-item>
              <text:p text:style-name="P17">Shangri’la</text:p>
            </text:list-item>
            <text:list-item>
              <text:p text:style-name="P18">Atlantis</text:p>
            </text:list-item>
            <text:list-item>
              <text:p text:style-name="P19">Planet X Omicron Xi</text:p>
            </text:list-item>
            <text:list-item>
              <text:p text:style-name="P20"><text:span text:style-name="T21">R’lyeh</text:span></text:p>
            </text:list-item>
          </text:list>
        </text:list-item>
        <text:list-item>
          <text:p text:style-name="P22">What is “At the Mountains of Madness” about?</text:p>
          <text:list text:continue-numbering="true">
            <text:list-item>
              <text:p text:style-name="P23">An evil cult in the mountains of Massachusetts.</text:p>
            </text:list-item>
            <text:list-item>
              <text:p text:style-name="P24"><text:span text:style-name="T25">An Antarctic archaeological expedition gone horribly wrong.</text:span></text:p>
            </text:list-item>
            <text:list-item>
              <text:p text:style-name="P26">A Tibetan expedition hunting for the Yeti.</text:p>
            </text:list-item>
            <text:list-item>
              <text:p text:style-name="P27">A Russian scientific team that finds a meteorite from beyond the realm of sanity.</text:p>
            </text:list-item>
          </text:list>
        </text:list-item>
        <text:list-item>
          <text:p text:style-name="P28">What is Innsmouth’s terrible<text:s/>secret?</text:p>
          <text:list text:continue-numbering="true">
            <text:list-item>
              <text:p text:style-name="P29"><text:span text:style-name="T30">The locals are secret worshippers of ancient fish people.</text:span></text:p>
            </text:list-item>
            <text:list-item>
              <text:p text:style-name="P31">Jimmy Hoffa is buried under the local donut shop.</text:p>
            </text:list-item>
            <text:list-item>
              <text:p text:style-name="P32">There is a secret Egyptian death cult controlling the town.</text:p>
            </text:list-item>
            <text:list-item>
              <text:p text:style-name="P33">There is an evil society of molemen that live under the ground.</text:p>
            </text:list-item>
          </text:list>
        </text:list-item>
        <text:list-item>
          <text:p text:style-name="P34">What is the Necronomicon?</text:p>
          <text:list text:continue-numbering="true">
            <text:list-item>
              <text:p text:style-name="P35">Mary Berry’s 666th cookbook.</text:p>
            </text:list-item>
            <text:list-item>
              <text:p text:style-name="P36">An evil book that causes a demon to hunt the reader 7 days after opening it.</text:p>
            </text:list-item>
            <text:list-item>
              <text:p text:style-name="P37">The Greek book of the dead. Able to resurrect the dead, but at a cost...</text:p>
            </text:list-item>
            <text:list-item>
              <text:p text:style-name="P38"><text:span text:style-name="T39">An ancient spellbook used to summon the old on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fo:font-weight="bold" style:font-weight-asian="bold"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fo:font-weight="bold" style:font-weight-asian="bold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omas</meta:initial-creator>
    <dc:creator>Thomas</dc:creator>
    <meta:creation-date>2020-01-23T11:19:00Z</meta:creation-date>
    <dc:date>2020-01-23T11:19:00Z</dc:date>
    <meta:template xlink:href="Normal" xlink:type="simple"/>
    <meta:editing-cycles>2</meta:editing-cycles>
    <meta:editing-duration>PT60S</meta:editing-duration>
    <meta:document-statistic meta:page-count="1" meta:paragraph-count="2" meta:word-count="176" meta:character-count="1180" meta:row-count="8" meta:non-whitespace-character-count="1006"/>
  </office:meta>
</office:document-meta>
</file>